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 fo:font-size="10pt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oasted Chicken</text:span><text:line-break/><text:line-break/>1 large whole chicken<text:line-break/>1 large onion, chopped<text:line-break/>dash of: rosemary, basil, thyme, oregano<text:line-break/>seasoning salt <text:line-break/>pepper<text:line-break/>3 to 4 T butter, melted<text:line-break/><text:line-break/>Wash whole chicken and set aside. In a small bowl combine chopped onion and spices. Stuff this into cavity of chicken. Set on rack in baking rack. Sprinkle top with seasoning salt, and brush melted butter over all. <text:line-break/><text:line-break/>Bake at 325. Baste with butter as the chicken cooks. Bake for 3 to 4 hours, depending on size of chicken until the skin is crisp and the chicken is done. <text:line-break/><text:line-break/>You don’t eat the onions, it just helps to add flavor to the chicken meat. This tastes delicious!! <text:line-break/><text:line-break/>Serve with potatoes (cooked as desired), buttermilk biscuits and a veggie or salad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3:04:40.12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25" meta:character-count="709"/>
  </office:meta>
</office:document-meta>
</file>